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e1e12" officeooo:paragraph-rsid="000921bd"/>
    </style:style>
    <style:style style:name="P2" style:family="paragraph" style:parent-style-name="Standard">
      <style:text-properties officeooo:rsid="000f7761" officeooo:paragraph-rsid="00062b84"/>
    </style:style>
    <style:style style:name="T1" style:family="text">
      <style:text-properties officeooo:rsid="0005e094"/>
    </style:style>
    <style:style style:name="T2" style:family="text">
      <style:text-properties officeooo:rsid="00062b84"/>
    </style:style>
    <style:style style:name="T3" style:family="text">
      <style:text-properties officeooo:rsid="0007f83c"/>
    </style:style>
    <style:style style:name="T4" style:family="text">
      <style:text-properties officeooo:rsid="000921bd"/>
    </style:style>
    <style:style style:name="T5" style:family="text">
      <style:text-properties officeooo:rsid="0009e2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D4: CA4.1 Xestionáronse contas de usuario locais e grupos. → <text:span text:style-name="T3">Gestión de usuarios y grupos en Windows y en Linux → Apartados 4.2.1, 4.2.2, 4.2.3 y 4.3.1 de los apuntes. </text:span><text:span text:style-name="T4">Repasar tareas del aula.</text:span></text:p>
      <text:p text:style-name="Standard"/>
      <text:p text:style-name="Standard"/>
      <text:p text:style-name="P1"><text:span text:style-name="T5">UD5: </text:span>CA5.1 Identificáronse os tipos de redes e de sistemas de comunicación → <text:span text:style-name="T2">Apartados 5.2 y 5.3 de los apuntes. </text:span><text:span text:style-name="T4">Repasar tareas del aula.</text:span></text:p>
      <text:p text:style-name="P1"/>
      <text:p text:style-name="Standard"/>
      <text:p text:style-name="P1">UD5: CA5.2 Identificáronse os compoñentes dunha rede informática → <text:span text:style-name="T1">Apartados 5.3 y 5.6 de los apuntes. </text:span><text:span text:style-name="T4">Repasar tareas del aula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0:55:41.479028388</meta:creation-date>
    <dc:date>2024-05-03T11:06:52.691903085</dc:date>
    <meta:editing-duration>PT11M9S</meta:editing-duration>
    <meta:editing-cycles>5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3" meta:word-count="78" meta:character-count="457" meta:non-whitespace-character-count="382"/>
  </office:meta>
</office:document-meta>
</file>